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ec7b" officeooo:paragraph-rsid="001cec7b"/>
    </style:style>
    <style:style style:name="P2" style:family="paragraph" style:parent-style-name="Standard" style:list-style-name="L1">
      <style:text-properties officeooo:rsid="001eb06f" officeooo:paragraph-rsid="001eb06f"/>
    </style:style>
    <style:style style:name="P3" style:family="paragraph" style:parent-style-name="Standard" style:list-style-name="L1">
      <style:text-properties officeooo:rsid="001ed5b9" officeooo:paragraph-rsid="001ed5b9"/>
    </style:style>
    <style:style style:name="T1" style:family="text">
      <style:text-properties officeooo:rsid="001eb0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92746172320354425" text:style-name="L1">
        <text:list-item>
          <text:p text:style-name="P1">Flujos de entrada / salida / entrada <text:s/>(“Input/Output”)</text:p>
        </text:list-item>
        <text:list-item>
          <text:p text:style-name="P1">formato (“Dando formato a las entradas/salidas”)</text:p>
        </text:list-item>
        <text:list-item>
          <text:p text:style-name="P1">FileCopy</text:p>
        </text:list-item>
        <text:list-item>
          <text:p text:style-name="P1">*xml bn formado y “si es valido, el dtd” “si no “no se puede hacer</text:p>
        </text:list-item>
        <text:list-item>
          <text:p text:style-name="P1">Tecnologías XML “xsl,xpatch,xql”</text:p>
        </text:list-item>
        <text:list-item>
          <text:p text:style-name="P1">herramientas de ediccion</text:p>
        </text:list-item>
        <text:list-item>
          <text:p text:style-name="P1">Marshallin Unmarshalling</text:p>
        </text:list-item>
        <text:list-item>
          <text:p text:style-name="P1">Procesado y parsing de java “Dom” “Sax” <text:s/><text:span text:style-name="T1">Sax solo hacia delanta y Dom para todos lados “Hibrido” Stax puntero que puede ir para delante y detras</text:span></text:p>
        </text:list-item>
        <text:list-item>
          <text:p text:style-name="P2">Conversión de xml a otros formatos “Si tengo un archivo exces tengo libro hojas filas, celdas”</text:p>
        </text:list-item>
        <text:list-item>
          <text:p text:style-name="P2">PDFX genera xml PDF genera binario</text:p>
        </text:list-item>
        <text:list-item>
          <text:p text:style-name="P3">jUn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3:03:14.462953965</meta:creation-date>
    <dc:date>2017-10-19T13:46:19.343463428</dc:date>
    <meta:editing-duration>PT21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98" meta:character-count="544" meta:non-whitespace-character-count="466"/>
  </office:meta>
</office:document-meta>
</file>